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 den einzelnen vorgestellten Verfahren gibt es verschiedene Werte, welche eingestellt werden müssen. Im Folgenden soll ermittelt werden, welche Werte hier jeweils am besten sind:</text:p>
      <text:p text:style-name="Standard"/>
      <text:p text:style-name="P1">Median Filter</text:p>
      <text:p text:style-name="P1"><text:span text:style-name="T1">Der Wert der sich hier verändern lässt ist die Anzahl der Frames</text:span><text:span text:style-name="T1"><draw:frame draw:style-name="fr1" draw:name="Objekt1" text:anchor-type="as-char" svg:width="0.4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von welchen der Median genommen wird.</text:span></text:p>
      <text:p text:style-name="P1"><text:span text:style-name="T1"/></text:p>
      <text:p text:style-name="P1">Smoothing Filter</text:p>
      <text:p text:style-name="P1"><text:span text:style-name="T1">Beim Smoothing lässt sich ebenfalls wie beim Medianfilter lediglich die Anzahl der Frames</text:span><text:span text:style-name="T1"><draw:frame draw:style-name="fr1" draw:name="Objekt2" text:anchor-type="as-char" svg:width="0.4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zwischen denen der Mittelwert gebildet wird einstellen.</text:span></text:p>
      <text:p text:style-name="P1"><text:span text:style-name="T1"/></text:p>
      <text:p text:style-name="P1">GMM</text:p>
      <text:p text:style-name="P1"><text:span text:style-name="T1">Hier ist der veränderliche Wert die Lernrate</text:span><text:span text:style-name="T1"><draw:frame draw:style-name="fr1" draw:name="Objekt3" text:anchor-type="as-char" svg:width="0.48cm" svg:height="0.2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, welche den Einfluss von neuen Farben deutlich macht.</text:span></text:p>
      <text:p text:style-name="P1"><text:span text:style-name="T1"/></text:p>
      <text:p text:style-name="P1">MOG</text:p>
      <text:p text:style-name="P1"><text:span text:style-name="T1"/></text:p>
      <text:p text:style-name="P1">MR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28S</meta:editing-duration>
    <meta:editing-cycles>6</meta:editing-cycles>
    <meta:generator>OpenOffice/4.0.0$Win32 OpenOffice.org_project/400m3$Build-9702</meta:generator>
    <dc:date>2015-07-11T11:44:30.61</dc:date>
    <meta:document-statistic meta:table-count="0" meta:image-count="0" meta:object-count="3" meta:page-count="1" meta:paragraph-count="9" meta:word-count="87" meta:character-count="5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o stretchy="false">α</mo>
    </mrow>
    <annotation encoding="StarMath 5.0">%alpha</annotation>
  </semantics>
</math>
</file>